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1571" officeooo:paragraph-rsid="00191571"/>
    </style:style>
    <style:style style:name="T1" style:family="text">
      <style:text-properties officeooo:rsid="001915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itle</text:span></text:p>
      <text:p text:style-name="P1">Author</text:p>
      <text:p text:style-name="P1">Ukulele Fingerings 4x6 lines dot fret title italic over top</text:p>
      <text:p text:style-name="P1"/>
      <text:p text:style-name="P1">Bold title on left (optional)</text:p>
      <text:p text:style-name="P1">Chords or anything in bold</text:p>
      <text:p text:style-name="P1">Lyrics below in neutral</text:p>
      <text:p text:style-name="P1">Odd insert (Boots Walking/Bring Sunshine) handle independently ?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9:48:27.860450915</meta:creation-date>
    <dc:date>2017-03-22T09:52:11.335718533</dc:date>
    <meta:editing-duration>PT3M45S</meta:editing-duration>
    <meta:editing-cycles>1</meta:editing-cycles>
    <meta:document-statistic meta:table-count="0" meta:image-count="0" meta:object-count="0" meta:page-count="1" meta:paragraph-count="7" meta:word-count="34" meta:character-count="212" meta:non-whitespace-character-count="185"/>
    <meta:generator>LibreOffice/5.3.1.2$Linux_X86_64 LibreOffice_project/30m0$Build-2</meta:generator>
  </office:meta>
</office:document-meta>
</file>